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Barboro,</text:p>
      <text:p text:style-name="Normal">naše sdílené zvířecí znamení, Lev, nás spojilo nejen silou krále pralesa, ale i zvláštním osudem, který nás vede stejnou cestou odvahy a hrdosti. Ve světle lásky i přátelství záříš jasem, který ve mně probouzí obdiv a údiv k nekonečným možnostem, které nám život nabízí. Tvá radostná aura, kterou ti Archanděl Haniel posílá, osvětluje temné dny mé duše a přináší mi naději, že každý moment může být plný smíchu a štěstí. Tvé jedinečné charisma a smích, kterým „nakazíš“ své okolí, je dar, který neustále obdivuji. S tebou se nejen svět zdá být světlejší, ale také moje srdce bije radostnějším rytmem. Oceňuji každou chvíli, kterou spolu sdílíme, a děkuji hvězdám, že nás spojily pod stejným znamením Leva. Na této cestě plné radosti a smíchu si vzájemně budeme oporou, jak nás učí náš společný strážný anděl. Věřím, že naše přátelství bude stále sílit a že společně prozkoumáme všechny nádhery, které nám život přichystá.</text:p>
      <text:p text:style-name="Normal">S láskou k nadcházejícímu svátku svatého Valentýna a s přáním nesčetných šťastných momentů, které si spolu užijem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